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ompponent</text:p>
          </table:table-cell>
          <table:table-cell office:value-type="string" table:style-name="ce1">
            <text:p>Cost [£]</text:p>
          </table:table-cell>
          <table:table-cell table:style-name="ce1"/>
          <table:table-cell office:value-type="string" table:style-name="ce1">
            <text:p>Total [£]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duino nano</text:p>
          </table:table-cell>
          <table:table-cell office:value-type="float" office:value="3.19" table:style-name="ce1">
            <text:p>3.19</text:p>
          </table:table-cell>
          <table:table-cell table:style-name="ce1"/>
          <table:table-cell office:value-type="float" office:value="17.96" table:formula="of:=SUM([.B$2:.B$1048576])" table:style-name="ce1">
            <text:p>17.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uetooth x2</text:p>
          </table:table-cell>
          <table:table-cell office:value-type="float" office:value="6.54" table:style-name="ce1">
            <text:p>6.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ylon</text:p>
          </table:table-cell>
          <table:table-cell office:value-type="float" office:value="8.23" table:style-name="ce1">
            <text:p>8.23</text:p>
          </table:table-cell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rebecca toomey</meta:initial-creator>
    <dc:creator>Camil</dc:creator>
    <meta:creation-date>2018-02-19T09:23:46Z</meta:creation-date>
    <dc:date>2018-02-22T15:38:30Z</dc:date>
  </office:meta>
</office:document-meta>
</file>